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paragraph-rsid="00160d31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paragraph-rsid="0013977b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178c1d" officeooo:paragraph-rsid="00178c1d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paragraph-rsid="0013977b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paragraph-rsid="00160d31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0160d31" officeooo:paragraph-rsid="00160d31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0178c1d" officeooo:paragraph-rsid="00178c1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weight="bold" officeooo:rsid="00215c67" officeooo:paragraph-rsid="00215c67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bold" officeooo:paragraph-rsid="001864ad" style:font-weight-asian="bold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bold" officeooo:paragraph-rsid="001bdfa2" style:font-weight-asian="bold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bold" officeooo:rsid="001844bf" officeooo:paragraph-rsid="001844bf" style:font-weight-asian="bold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bold" officeooo:rsid="0018ab73" officeooo:paragraph-rsid="0018ab73" style:font-weight-asian="bold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bold" officeooo:rsid="0018bf50" officeooo:paragraph-rsid="0018bf50" style:font-weight-asian="bold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bold" officeooo:rsid="001d59b4" officeooo:paragraph-rsid="001d59b4" style:font-weight-asian="bold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bold" officeooo:rsid="001de5d6" officeooo:paragraph-rsid="001de5d6" style:font-weight-asian="bold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844bf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bdfa2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18ab73" officeooo:paragraph-rsid="0018ab73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18bf50" officeooo:paragraph-rsid="0018bf50" style:font-weight-asian="normal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paragraph-rsid="001bdfa2" style:font-weight-asian="normal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1d59b4" officeooo:paragraph-rsid="001d59b4" style:font-weight-asian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1de5d6" officeooo:paragraph-rsid="001de5d6" style:font-weight-asian="normal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paragraph-rsid="001864a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paragraph-rsid="001e579a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paragraph-rsid="001f9b91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officeooo:rsid="00178c1d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1864ad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bold" officeooo:rsid="00178c1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01864ad" style:font-size-asian="12pt" style:font-size-complex="12pt"/>
    </style:style>
    <style:style style:name="T7" style:family="text">
      <style:text-properties style:font-name="Times New Roman" fo:font-size="12pt" officeooo:rsid="001864ad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officeooo:rsid="0018ab73" style:font-size-asian="12pt" style:font-weight-asian="normal" style:font-size-complex="12pt" style:font-weight-complex="normal"/>
    </style:style>
    <style:style style:name="T9" style:family="text">
      <style:text-properties officeooo:rsid="0013977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977b" style:font-weight-asian="normal" style:font-weight-complex="normal"/>
    </style:style>
    <style:style style:name="T12" style:family="text">
      <style:text-properties fo:font-weight="normal" officeooo:rsid="001466a2" style:font-weight-asian="normal" style:font-weight-complex="normal"/>
    </style:style>
    <style:style style:name="T13" style:family="text">
      <style:text-properties fo:font-weight="normal" officeooo:rsid="0015ede0" style:font-weight-asian="normal" style:font-weight-complex="normal"/>
    </style:style>
    <style:style style:name="T14" style:family="text">
      <style:text-properties fo:font-weight="normal" officeooo:rsid="00160d31" style:font-weight-asian="normal" style:font-weight-complex="normal"/>
    </style:style>
    <style:style style:name="T15" style:family="text">
      <style:text-properties fo:font-weight="normal" officeooo:rsid="00178c1d" style:font-weight-asian="normal" style:font-weight-complex="normal"/>
    </style:style>
    <style:style style:name="T16" style:family="text">
      <style:text-properties officeooo:rsid="001466a2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60d31" style:font-weight-asian="bold" style:font-weight-complex="bold"/>
    </style:style>
    <style:style style:name="T19" style:family="text">
      <style:text-properties fo:font-weight="bold" officeooo:rsid="00178c1d" style:font-weight-asian="bold" style:font-weight-complex="bold"/>
    </style:style>
    <style:style style:name="T20" style:family="text">
      <style:text-properties officeooo:rsid="0015ede0"/>
    </style:style>
    <style:style style:name="T21" style:family="text">
      <style:text-properties officeooo:rsid="00160d31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844bf" style:font-size-asian="12pt" style:font-size-complex="12pt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844bf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78c1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a349a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bdfa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c4445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font-name="Times New Roman" fo:font-size="12pt" fo:letter-spacing="normal" fo:font-style="normal" officeooo:rsid="0018ab73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font-name="Times New Roman" fo:font-size="12pt" fo:letter-spacing="normal" fo:font-style="normal" officeooo:rsid="001de5d6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font-name="Times New Roman" fo:font-size="12pt" fo:letter-spacing="normal" fo:font-style="normal" officeooo:rsid="001e579a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font-style="normal" officeooo:rsid="001f9b91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loext:opacity="100%" style:font-name="Times New Roman" fo:font-size="12pt" fo:letter-spacing="normal" fo:font-style="normal" style:font-size-asian="12pt" style:font-size-complex="12pt"/>
    </style:style>
    <style:style style:name="T34" style:family="text">
      <style:text-properties fo:font-variant="normal" fo:text-transform="none" fo:color="#000000" loext:opacity="100%" style:font-name="Times New Roman" fo:font-size="12pt" fo:letter-spacing="normal" fo:font-style="normal" officeooo:rsid="0018ab73" style:font-size-asian="12pt" style:font-size-complex="12pt"/>
    </style:style>
    <style:style style:name="T35" style:family="text">
      <style:text-properties fo:font-variant="normal" fo:text-transform="none" fo:color="#000000" loext:opacity="100%" style:font-name="Times New Roman" fo:font-size="12pt" fo:letter-spacing="normal" fo:font-style="normal" officeooo:rsid="001a349a" style:font-size-asian="12pt" style:font-size-complex="12pt"/>
    </style:style>
    <style:style style:name="T36" style:family="text">
      <style:text-properties fo:font-variant="normal" fo:text-transform="none" fo:color="#000000" loext:opacity="100%" style:font-name="Times New Roman" fo:font-size="12pt" fo:letter-spacing="normal" fo:font-style="normal" officeooo:rsid="001c4445" style:font-size-asian="12pt" style:font-size-complex="12pt"/>
    </style:style>
    <style:style style:name="T37" style:family="text">
      <style:text-properties fo:font-variant="normal" fo:text-transform="none" fo:color="#000000" loext:opacity="100%" style:font-name="Times New Roman" fo:font-size="12pt" fo:letter-spacing="normal" fo:font-style="normal" officeooo:rsid="001d59b4" style:font-size-asian="12pt" style:font-size-complex="12pt"/>
    </style:style>
    <style:style style:name="T38" style:family="text">
      <style:text-properties fo:font-variant="normal" fo:text-transform="none" fo:color="#000000" loext:opacity="100%" style:font-name="Times New Roman" fo:font-size="12pt" fo:letter-spacing="normal" fo:font-style="normal" officeooo:rsid="001de5d6" style:font-size-asian="12pt" style:font-size-complex="12pt"/>
    </style:style>
    <style:style style:name="T39" style:family="text">
      <style:text-properties fo:font-variant="normal" fo:text-transform="none" fo:color="#000000" loext:opacity="100%" style:font-name="Times New Roman" fo:font-size="12pt" fo:letter-spacing="normal" fo:font-style="normal" officeooo:rsid="001f9b91" style:font-size-asian="12pt" style:font-size-complex="12pt"/>
    </style:style>
    <style:style style:name="T40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01de5d6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UESTIONÁRIO DE REVISÃO AULAS 1–2 E 3 – INTRODUÇÃO A REDES DE COMPUTADORES </text:p>
      <text:p text:style-name="P4"/>
      <text:p text:style-name="P8">NOME:<text:span text:style-name="T10"> João Francisco Santos De Matos <text:s/></text:span></text:p>
      <text:p text:style-name="P8">CURSO: <text:span text:style-name="T10">TADS</text:span></text:p>
      <text:p text:style-name="P8">TURMA:<text:span text:style-name="T10"> 3° B - manhã</text:span></text:p>
      <text:p text:style-name="P4"/>
      <text:p text:style-name="P4">1) COMO PODEMOS DEFINIR A INFORMÁTICA? <text:span text:style-name="T11">A informática é a ciência que tem como principal ferramenta o computador, para o estudo da informação processando e gerenciando dados.</text:span></text:p>
      <text:p text:style-name="P4"><text:span text:style-name="T11"/></text:p>
      <text:p text:style-name="P5"><text:span text:style-name="T9">2) O QUE É COMUNICAÇÃO DE DADOS E O QUE ELA NOS PERMITE?</text:span></text:p>
      <text:p text:style-name="P5"><text:span text:style-name="T12">A comunicação de dados é o compartilhamento dos dados entre dispositivos conectados a rede, sendo a tecnologia básica da comunicação da informação, assim permitindo formar redes de computadores, compartilhar hardware e software, e obter a partir dos dados a informação.</text:span></text:p>
      <text:p text:style-name="P4"><text:span text:style-name="T12"/></text:p>
      <text:p text:style-name="P5"><text:span text:style-name="T16">3) DEFINA DADO E INFORMAÇÃO.</text:span></text:p>
      <text:p text:style-name="P5"><text:span text:style-name="T12">Dados são </text:span><text:span text:style-name="T13">representações compreendidas através de </text:span><text:span text:style-name="T12">observações</text:span><text:span text:style-name="T13"> do mundo, podendo ser categorizados em qualitativos e quantitativos. A informação surge após realizar as seguintes etapas com os dados observados: contextualização, interpretação, comparação e estruturação. Assim podendo transformá-los em informação.</text:span></text:p>
      <text:p text:style-name="P4"><text:span text:style-name="T13"/></text:p>
      <text:p text:style-name="P5"><text:span text:style-name="T20">4) DESCREVA O QUE É UMA REDE DE COMPUTADORES.</text:span></text:p>
      <text:p text:style-name="P5"><text:span text:style-name="T13">Rede de computadores é a conexão de um ou mais computadores, conectados através de uma rede física, e/ou </text:span><text:span text:style-name="T14">uma rede sem fio.</text:span></text:p>
      <text:p text:style-name="P6"><text:span text:style-name="T14"/></text:p>
      <text:p text:style-name="P5"><text:span text:style-name="T21">5) QUAL A FINALIDADE DE UMA REDE DE COMPUTADORES ?</text:span></text:p>
      <text:p text:style-name="P5"><text:span text:style-name="T14">A primordial finalidade é o compartilhamento de recursos, dados e informações entre computadores.</text:span></text:p>
      <text:p text:style-name="P4"><text:span text:style-name="T14"/></text:p>
      <text:p text:style-name="P1"><text:span text:style-name="T18">6) DE ACORDO COM A DISTÂNCIA QUE OS COMPUTADORES SE COMUNICAM, AS REDES SÃO CLASSIFICADAS EM TIPOS </text:span><text:span text:style-name="T17">DIFERENTES. CITE 6 (SEIS) TIPOS CONHECIDOS.</text:span></text:p>
      <text:p text:style-name="P1"><text:span text:style-name="T14">São elas, LAN, MAN, WAN, WLAN, WMAN e WWAN.</text:span></text:p>
      <text:p text:style-name="P2"><text:span text:style-name="T14"/></text:p>
      <text:p text:style-name="P1"><text:span text:style-name="T18">7) QUAL A FUNÇÃO DE UM SERVIDOR EM UMA REDE DE COMPUTADORES?</text:span></text:p>
      <text:p text:style-name="P1"><text:soft-page-break/><text:span text:style-name="T14">Em uma rede de computadores, um servidor tem diversas funções, mas sua</text:span><text:span text:style-name="T15">s</text:span><text:span text:style-name="T14"> principa</text:span><text:span text:style-name="T15">is</text:span><text:span text:style-name="T14"> </text:span><text:span text:style-name="T15">são</text:span><text:span text:style-name="T14"> armazenamento da informação, </text:span><text:span text:style-name="T15">fornecer serviços e gerenciar a rede.</text:span></text:p>
      <text:p text:style-name="P1"><text:span text:style-name="T15"/></text:p>
      <text:p text:style-name="P1"><text:span text:style-name="T19">8) QUANDO FALAMOS DE SERVIDOR, ENCONTRAMOS DOIS TIPOS DE SERVIDORES, OS DEDICADOS E OS NÃO-DEDICADOS. QUAL A DIFERENÇA ENTRE ELES?</text:span></text:p>
      <text:p text:style-name="P3"><text:span text:style-name="T10">Um servidor dedicado é um computador voltado apenas para atuar como um servidor, executando tarefas individuais na rede. Um não-dedicado é <text:s/>um desktop e também podendo agir como um servidor.</text:span></text:p>
      <text:p text:style-name="P3"><text:span text:style-name="T10"/></text:p>
      <text:p text:style-name="P7">9) DESCREVA O QUE É UMA REDE DE ARMAZENAMENTO DO TIPO SAN. E PARA O QUE É UTILIZADA?</text:p>
      <text:p text:style-name="P16"><text:span text:style-name="T24">Voltada para a conexão de </text:span><text:span text:style-name="T22">disponíveis servidores </text:span><text:span text:style-name="T23">e storages,</text:span><text:span text:style-name="T24"> utilizada</text:span><text:span text:style-name="T25"> </text:span><text:span text:style-name="T24">em </text:span><text:span text:style-name="T25">um ambiente seguro, e de alta performance. </text:span><text:span text:style-name="T2">Usada para comunicação entre servidores e dispositivos de armazenamento em massa.</text:span></text:p>
      <text:p text:style-name="P16"><text:span text:style-name="T2"/></text:p>
      <text:p text:style-name="P16"><text:span text:style-name="T4">10) UM TIPO DE REDE EXISTENTE, É CONHECIDA COMO REDE PRIVADA VIRTUAL. DESCREVA COMO FUNCIONA ESSE TIPO DE REDE? DÊ DETALHES. </text:span></text:p>
      <text:p text:style-name="P11"><text:span text:style-name="T2">F</text:span><text:span text:style-name="T1">az a utilização de uma rede pública, estabelecendo uma ligação de dados entre dois pontos, trabalhando com o compartilhamento dos dados codificando-os sendo apenas conhecidos entre os dois pontos. </text:span></text:p>
      <text:p text:style-name="P11"><text:span text:style-name="T1"/></text:p>
      <text:p text:style-name="P11"><text:span text:style-name="T5">11) QUAIS SÃO AS CARACTERÍSTICAS DAS REDES PONTO A PONTO?</text:span></text:p>
      <text:p text:style-name="P11"><text:span text:style-name="T3">São</text:span><text:span text:style-name="T1"> </text:span><text:span text:style-name="T3">fáceis de instalar e configurar, as</text:span><text:span text:style-name="T1"> </text:span><text:span text:style-name="T3">máquinas individuais não dependem de um servidor dedicados, suporta pequena quantidade de massa, poucos recursos de segurança</text:span><text:span text:style-name="T1"> </text:span><text:span text:style-name="T3">fácil proliferação de vírus, precisa realizar back-ups individuais em cada máquina em cada máquina para poder <text:s text:c="2"/>proteger os dados compartilhados.</text:span></text:p>
      <text:p text:style-name="P11"><text:span text:style-name="T3"/></text:p>
      <text:p text:style-name="P11"><text:span text:style-name="T6">13) A FIM DE POSSIBILITAR A INTERAÇÃO ENTRE OS EQUIPAMENTOS DA REDE (MICROCOMPUTADORES), A COMUNICAÇÃO ENTRE OS COMPONENTES DA REDE DEVE OFERECER UMA INTEROPERABILIDADE. O QUE VEM A SER ESSA INTEROPERABILIDADE?</text:span></text:p>
      <text:p text:style-name="P23"><text:span text:style-name="T7">Significa que mesmo que dispositivos sejam de quaisquer outra</text:span><text:span text:style-name="T8">s</text:span><text:span text:style-name="T7"> fabricante</text:span><text:span text:style-name="T8">s</text:span><text:span text:style-name="T7">, diferentes tipos de SO ou comuniquem</text:span><text:span text:style-name="T8"> com outra tecnologia, </text:span><text:span text:style-name="T29">eles ainda são capazes de trocar dados e serviços.</text:span></text:p>
      <text:p text:style-name="P23"><text:span text:style-name="T29"/></text:p>
      <text:p text:style-name="P9"><text:soft-page-break/><text:span text:style-name="T34">14) EM UMA REDE DE COMPUTADOR, UMA PLACA DE REDE TEM UMA FUNÇÃO IMPORTANTE NA COMUNICAÇÃO ENTRE OS EQUIPAMENTOS. DESCREVA O QUE É UMA PLACA DE REDE E O QUE ELA DEVE ATENDER?</text:span></text:p>
      <text:p text:style-name="P18"><text:span text:style-name="T33">Uma placa de rede é um componente físico atuando como interfaces elétricas, possibilitando servidores e desktops a capacidade de transmitir e receber informações na rede. Ela deve atender o tipo de cabo usado pelo usuário, topologia da rede e a tecnologia da rede a fim de transportar o meio de transmissão utilizado</text:span></text:p>
      <text:p text:style-name="P18"><text:span text:style-name="T33"/></text:p>
      <text:p text:style-name="P12"><text:span text:style-name="T33">15) QUAIS OS TIPOS DE CABOS, CONSIDERADOS MEIOS DE TRANSMISSÃO, QUE PODEMOS ENCONTRAR EM UMA REDE DE COMPUTADORES?</text:span></text:p>
      <text:p text:style-name="P19"><text:span text:style-name="T33">Cabo coaxil, </text:span><text:span text:style-name="T35">cabo de par trançado, RJ-45 </text:span><text:span text:style-name="T39">e</text:span><text:span text:style-name="T35"> fibra óptica </text:span></text:p>
      <text:p text:style-name="P19"><text:span text:style-name="T35"/></text:p>
      <text:p text:style-name="P13"><text:span text:style-name="T35">16) DEFINA AS CARACTERÍSTICAS DE UMA FIBRA ÓPTICA. QUAIS TIPOS DE FIBRA ÓPTICA SÃO ENCONTRADAS?</text:span></text:p>
      <text:p text:style-name="P17"><text:span text:style-name="T26">A </text:span><text:span text:style-name="T27">transmissão da fibra óptica acontece através de um sinal de luz codificado </text:span><text:span text:style-name="T33">através de um cabo ótico que consiste de um filamento de sílica ou plástico. </text:span><text:span text:style-name="T27">O núcleo funciona como caminho do sinal para a fonte de luz que transmite os dados. </text:span><text:span text:style-name="T28">Atualmente, existem dois tipos de cabo: o monomodo(SM) e o multimodo(MM).</text:span></text:p>
      <text:p text:style-name="P17"><text:span text:style-name="T28"/></text:p>
      <text:p text:style-name="P10"><text:span text:style-name="T36">17) O QUE VEM A SER UM SISTEMA OPERACIONAL DE REDES? O QUE UM “SOR” POSSIBILITA?</text:span></text:p>
      <text:p text:style-name="P20"><text:span text:style-name="T36">É um software que tem como função projetar, gerenciar e coordenar as operações de uma rede, composto por um conjunto de funções permitindo a comunicação dos dispositivos conectados a rede, é distribuído em módulos, ampliando o sistema operacional.</text:span></text:p>
      <text:p text:style-name="P20"><text:span text:style-name="T36"/></text:p>
      <text:p text:style-name="P10"><text:span text:style-name="T36">18) QUAIS SÃO OS QUATRO TIPOS DE PADRÃO QUE PODEM SER ENCONTRADOS?</text:span></text:p>
      <text:p text:style-name="P21"><text:span text:style-name="T36">Padrões “de jure”, padrões “de facto”, padrões “proprietários” e padrões “de consórcios”</text:span></text:p>
      <text:p text:style-name="P10"><text:span text:style-name="T36"/></text:p>
      <text:p text:style-name="P10"><text:span text:style-name="T36">19) DEFINA COMO SURGE UM PRODUTO, QUE TENHA SIDO DEFINIDO COMO UM “P</text:span><text:span text:style-name="T37">A</text:span><text:span text:style-name="T36">DRÃO DE FACTO”? DÊ EXEMPLO</text:span></text:p>
      <text:p text:style-name="P21"><text:span text:style-name="T33">Uma empresa específica, entrega ao mercado um produto que tenha algo que somente os produtos dessa empresa tenha, a empresa é quem dita as regras, tempo de vida, e possíveis atualizações de algum padrão que um produto possua. Como exemplo a Apple que tinha um cabo de alimentação e transferência de dados que seguia o padrão específico da empresa, e então hoje a empresa decidiu não fazer mais o uso dele.</text:span></text:p>
      <text:p text:style-name="P21"><text:soft-page-break/><text:span text:style-name="T33"/></text:p>
      <text:p text:style-name="P14"><text:span text:style-name="T33">20) QUAL É O OBJETIVO DE DESENVOLVIMENTO DO GRUPO DE PADRONIZAÇÃO 802.11? E QUAIS OUTROS DESENVOLVIMENTOS ELA SE RESPONSABILIZA?</text:span></text:p>
      <text:p text:style-name="P21"><text:span text:style-name="T33">O objetivo desse grupo está voltado para de padrões para Redes Wireless, dedicados ao desenvolvimento de <text:s/>padrões de segurança.</text:span></text:p>
      <text:p text:style-name="P21"><text:span text:style-name="T33"/></text:p>
      <text:p text:style-name="P14"><text:span text:style-name="T33">21) EM 1984, A ISO LANÇOU O MODELO DE REFERÊNCIA OSI. QUAIS AS VANTAGENS OFERECIDAS COM O USO DESSE MODELO?</text:span></text:p>
      <text:p text:style-name="P21"><text:span text:style-name="T33">Garantir que a informação transmitida de um ponto chegue ao outro, estruturada, completa, seguindo os protocolos de cada camada, </text:span><text:span text:style-name="T38">simplifica o compreendimento reduzindo a complexidade e padroniza cada interfaces.</text:span></text:p>
      <text:p text:style-name="P21"><text:span text:style-name="T38"/></text:p>
      <text:p text:style-name="P21"><text:span text:style-name="T40">22) POR QUAL MOTIVO UTILIZAMOS UM SISTEMA DE REFERÊNCIA EM CAMADAS?</text:span></text:p>
      <text:p text:style-name="P22"><text:span text:style-name="T33">Fazendo com que cada camada seja responsável por uma série de funções relacionadas, assim organizando as interfaces, e garantindo que a informação só seja apresentada ao usuário se ela tenha seguido todos protocolos de cada camada, isso também nos permite compreender com menos complexidade em qual “checagem” a informação não cumpriu os requisitos, ou seja caso a informação não consiga passar pela camada física, o problema estará relacionado a sinais e meios.</text:span></text:p>
      <text:p text:style-name="P22"><text:span text:style-name="T33"/></text:p>
      <text:p text:style-name="P15"><text:span text:style-name="T33">23) DEFINA DE FORMA RESUMIDA, QUAL A FUNÇÃO DE CADA UMA DAS CAMADAS DO MODELO DE REFERÊNCIA OSI?</text:span></text:p>
      <text:p text:style-name="P22"><text:span text:style-name="T33">- Camada 1: verificar todos os detalhes ligados ao hardware.</text:span></text:p>
      <text:p text:style-name="P24"><text:span text:style-name="T30">- Camada 2: </text:span><text:span text:style-name="T31">reúne</text:span><text:span text:style-name="T33"> todas informações, criando um quadro onde essas informações será estruturada</text:span><text:span text:style-name="T30">.</text:span></text:p>
      <text:p text:style-name="P24"><text:span text:style-name="T30">- Camada </text:span><text:span text:style-name="T31">3</text:span><text:span text:style-name="T30">: </text:span><text:span text:style-name="T31">define o caminho que essa informação irá percorrer através da internet.</text:span></text:p>
      <text:p text:style-name="P24"><text:span text:style-name="T30">- Camada </text:span><text:span text:style-name="T31">4: realiza a verificação ponto a ponto, divide os dados, garantindo a transmissão sem o congestionamento.</text:span></text:p>
      <text:p text:style-name="P24"><text:span text:style-name="T30">- Camada </text:span><text:span text:style-name="T31">5</text:span><text:span text:style-name="T30">: </text:span><text:span text:style-name="T31">incia a sessão, gerencia durante a comunicação e encerra a sessão entre os dispositivos</text:span></text:p>
      <text:p text:style-name="P24"><text:span text:style-name="T30">- Camada </text:span><text:span text:style-name="T31">6</text:span><text:span text:style-name="T30">: </text:span><text:span text:style-name="T31">nessa camada os dados são formatados, transformando-os em informação </text:span><text:span text:style-name="T32">para que possa ser compreendida pelo aplicação receptora.</text:span></text:p>
      <text:p text:style-name="P25"><text:span text:style-name="T30">- Camada </text:span><text:span text:style-name="T32">7</text:span><text:span text:style-name="T30">: é </text:span><text:span text:style-name="T32">onde acontece a entrada e/ou saída da informação</text:span><text:span text:style-name="T30"> </text:span><text:span text:style-name="T32">para o usuário fin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3:51:01.096855741</meta:creation-date>
    <dc:date>2024-02-26T18:44:10.001137686</dc:date>
    <meta:editing-duration>PT9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53" meta:word-count="1175" meta:character-count="7298" meta:non-whitespace-character-count="6166"/>
  </office:meta>
</office:document-meta>
</file>